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73a3c" style:font-name="apple-system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Ejercicio 7 DFD Estación Meteorológica</text:h>
      <text:section text:style-name="Sect1" text:name="intro">
        <text:p text:style-name="P2">Se va a construir una estación meteorológica automática junto a un río. Esta estación medirá datos atmosféricos así como niveles de contaminación del río y los transmitirá, vía satélite, a la central de datos. Las especificaciones de funcionamiento son estas: La temperatura se mide a través de un termopar, estas medidas se realizan cada minuto. Cada 10 minutos se hace la media de las temperaturas leídas y se almacena su valor. Los datos de la presión se leen cada cuarto de hora y se calcula y guarda su media cada hora. También cada hora, se analizan 3 parámetros de nivel de contaminación de las aguas y se registran sus valores. Si algún parámetro pasa cierto umbral de peligro se genera una señal de alarma y se envía automáticamente a la central. Así mismo se mide el caudal del río cada 2 horas. Si se produce una crecida de forma brusca se envía una señal de alarma. Cada 2 horas la estación automática recopila sus datos los transmite a la central vía satélite. Para ello, previamente tiene que codificar dichos datos en un formato estándar de control de errores para realizar transmisiones tolerantes a fallos.<text:line-break/>SE PIDE realizar un Diagrama de Flujos de Datos que modele el sistema anterior. Nivel 0, 1 y 2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H26M9S</meta:editing-duration>
    <meta:editing-cycles>5</meta:editing-cycles>
    <meta:generator>OpenOffice/4.1.6$Win32 OpenOffice.org_project/416m1$Build-9790</meta:generator>
    <dc:date>2019-10-09T11:50:42.96</dc:date>
    <meta:document-statistic meta:table-count="0" meta:image-count="0" meta:object-count="0" meta:page-count="1" meta:paragraph-count="2" meta:word-count="218" meta:character-count="1257"/>
    <meta:user-defined meta:name="Info 1"/>
    <meta:user-defined meta:name="Info 2"/>
    <meta:user-defined meta:name="Info 3"/>
    <meta:user-defined meta:name="Info 4"/>
  </office:meta>
</office:document-meta>
</file>